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style:style style:name="T1" style:family="text">
      <style:text-properties fo:font-style="itali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Improve User Experiences with a Web App Manifest</text:h>
      <text:p text:style-name="Text_20_body">The web app manifest is a JSON file that gives you the ability to control how your web app or site appears to the user in areas where they would expect to see native apps (for example, a device's home screen), direct what the user can launch, and define its appearance at launch.</text:p>
      <text:list xml:id="list6040066281533943087" text:style-name="L1">
        <text:list-item>
          <text:p text:style-name="P4"><text:a xlink:type="simple" xlink:href="https://developers.google.com/web/fundamentals/engage-and-retain/web-app-manifest/?hl=en" text:style-name="Internet_20_link" text:visited-style-name="Visited_20_Internet_20_Link">Improve User Experiences with a Web App Manifest</text:a></text:p>
        </text:list-item>
        <text:list-item>
          <text:p text:style-name="P4"><text:a xlink:type="simple" xlink:href="https://developers.google.com/web/fundamentals/engage-and-retain/web-app-manifest/create-the-manifest?hl=en" text:style-name="Internet_20_link" text:visited-style-name="Visited_20_Internet_20_Link">Create the Manifest</text:a></text:p>
        </text:list-item>
        <text:list-item>
          <text:p text:style-name="P4"><text:a xlink:type="simple" xlink:href="https://developers.google.com/web/fundamentals/engage-and-retain/web-app-manifest/customize-the-icons?hl=en" text:style-name="Internet_20_link" text:visited-style-name="Visited_20_Internet_20_Link">Customize the Icons</text:a></text:p>
        </text:list-item>
        <text:list-item>
          <text:p text:style-name="P4"><text:a xlink:type="simple" xlink:href="https://developers.google.com/web/fundamentals/engage-and-retain/web-app-manifest/add-splash-screen?hl=en" text:style-name="Internet_20_link" text:visited-style-name="Visited_20_Internet_20_Link">Add a Splash Screen</text:a></text:p>
        </text:list-item>
        <text:list-item>
          <text:p text:style-name="P4"><text:a xlink:type="simple" xlink:href="https://developers.google.com/web/fundamentals/engage-and-retain/web-app-manifest/set-the-launch-style?hl=en" text:style-name="Internet_20_link" text:visited-style-name="Visited_20_Internet_20_Link">Set the Launch Style</text:a></text:p>
        </text:list-item>
        <text:list-item>
          <text:p text:style-name="P4"><text:a xlink:type="simple" xlink:href="https://developers.google.com/web/fundamentals/engage-and-retain/web-app-manifest/site-wide-theme-color?hl=en" text:style-name="Internet_20_link" text:visited-style-name="Visited_20_Internet_20_Link">Provide a site-wide theme color</text:a></text:p>
        </text:list-item>
        <text:list-item>
          <text:p text:style-name="P1"><text:a xlink:type="simple" xlink:href="https://developers.google.com/web/fundamentals/engage-and-retain/web-app-manifest/more-information?hl=en" text:style-name="Internet_20_link" text:visited-style-name="Visited_20_Internet_20_Link">More Information</text:a></text:p>
        </text:list-item>
      </text:list>
      <text:h text:style-name="Heading_20_4" text:outline-level="4">Push Notifications</text:h>
      <text:p text:style-name="Text_20_body">You may already know how to implement push notifications. Are you using them well? Could you be using them better?</text:p>
      <text:list xml:id="list6793284271257908838" text:style-name="L2">
        <text:list-item>
          <text:p text:style-name="P5"><text:a xlink:type="simple" xlink:href="https://developers.google.com/web/fundamentals/engage-and-retain/push-notifications/?hl=en" text:style-name="Internet_20_link" text:visited-style-name="Visited_20_Internet_20_Link">Push Notifications</text:a></text:p>
        </text:list-item>
        <text:list-item>
          <text:p text:style-name="P5"><text:a xlink:type="simple" xlink:href="https://developers.google.com/web/fundamentals/engage-and-retain/push-notifications/personal-timely-relevant?hl=en" text:style-name="Internet_20_link" text:visited-style-name="Visited_20_Internet_20_Link">Personal, timely, and relevant</text:a></text:p>
        </text:list-item>
        <text:list-item>
          <text:p text:style-name="P5"><text:a xlink:type="simple" xlink:href="https://developers.google.com/web/fundamentals/engage-and-retain/push-notifications/asking-permission?hl=en" text:style-name="Internet_20_link" text:visited-style-name="Visited_20_Internet_20_Link">Asking permission for notifications</text:a></text:p>
        </text:list-item>
        <text:list-item>
          <text:p text:style-name="P2"><text:a xlink:type="simple" xlink:href="https://developers.google.com/web/fundamentals/engage-and-retain/push-notifications/create-a-great-notification?hl=en" text:style-name="Internet_20_link" text:visited-style-name="Visited_20_Internet_20_Link">Tips for creating engaging notifications</text:a></text:p>
        </text:list-item>
      </text:list>
      <text:h text:style-name="Heading_20_4" text:outline-level="4">Using App Install Banners</text:h>
      <text:p text:style-name="Text_20_body">There are two types of app install banners: <text:span text:style-name="T1">web</text:span> app install banners and <text:span text:style-name="T1">native</text:span> app install banners. They give you the ability to let users quickly and seamlessly add your web or native app to their home screens without leaving the browser.</text:p>
      <text:list xml:id="list6064595917828598940" text:style-name="L3">
        <text:list-item>
          <text:p text:style-name="P6"><text:a xlink:type="simple" xlink:href="https://developers.google.com/web/fundamentals/engage-and-retain/app-install-banners/?hl=en" text:style-name="Internet_20_link" text:visited-style-name="Visited_20_Internet_20_Link">Using App Install Banners</text:a></text:p>
        </text:list-item>
        <text:list-item>
          <text:p text:style-name="P6"><text:a xlink:type="simple" xlink:href="https://developers.google.com/web/fundamentals/engage-and-retain/app-install-banners/web-app-install-banners?hl=en" text:style-name="Internet_20_link" text:visited-style-name="Visited_20_Internet_20_Link">What are the Criteria?</text:a></text:p>
        </text:list-item>
        <text:list-item>
          <text:p text:style-name="P6"><text:a xlink:type="simple" xlink:href="https://developers.google.com/web/fundamentals/engage-and-retain/app-install-banners/advanced?hl=en" text:style-name="Internet_20_link" text:visited-style-name="Visited_20_Internet_20_Link">Do More With App Install Banners</text:a></text:p>
        </text:list-item>
        <text:list-item>
          <text:p text:style-name="P3"><text:a xlink:type="simple" xlink:href="https://developers.google.com/web/fundamentals/engage-and-retain/app-install-banners/native-app-install?hl=en" text:style-name="Internet_20_link" text:visited-style-name="Visited_20_Internet_20_Link">Native app Install Banners</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2:36:04.479493173</meta:creation-date>
    <dc:date>2016-06-29T12:37:27.635999033</dc:date>
    <meta:editing-duration>PT1M23S</meta:editing-duration>
    <meta:editing-cycles>1</meta:editing-cycles>
    <meta:document-statistic meta:table-count="0" meta:image-count="0" meta:object-count="0" meta:page-count="1" meta:paragraph-count="21" meta:word-count="206" meta:character-count="1153" meta:non-whitespace-character-count="983"/>
    <meta:generator>LibreOffice/5.1.3.2$Linux_X86_64 LibreOffice_project/10m0$Build-2</meta:generator>
  </office:meta>
</office:document-meta>
</file>